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 style:data-style-name="N115"/>
    <style:style style:name="ce9" style:family="table-cell" style:parent-style-name="Default" style:data-style-name="N4"/>
    <style:style style:name="ce11" style:family="table-cell" style:parent-style-name="Default" style:data-style-name="N105"/>
    <style:style style:name="ce18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6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default-cell-style-name="ce18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style-name="ce11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1"/>
          <table:table-cell table:number-columns-repeated="4"/>
          <table:table-cell table:style-name="ce6"/>
          <table:table-cell table:number-columns-repeated="4"/>
        </table:table-row>
        <table:table-row table:style-name="ro2">
          <table:table-cell/>
          <table:table-cell table:style-name="Default"/>
          <table:table-cell table:style-name="ce22" office:value-type="string" calcext:value-type="string">
            <text:p>Mejor Vecino</text:p>
          </table:table-cell>
          <table:table-cell table:style-name="Default"/>
          <table:table-cell table:style-name="ce11"/>
          <table:table-cell table:number-columns-repeated="9"/>
        </table:table-row>
        <table:table-row table:style-name="ro3">
          <table:table-cell/>
          <table:table-cell table:style-name="Default"/>
          <table:table-cell table:style-name="ce22"/>
          <table:table-cell table:style-name="Default"/>
          <table:table-cell table:style-name="ce11"/>
          <table:table-cell table:number-columns-repeated="4"/>
          <table:table-cell table:style-name="ce15" table:number-columns-repeated="2"/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 office:value-type="string" calcext:value-type="string">
            <text:p>\2</text:p>
          </table:table-cell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100_10000</text:p>
          </table:table-cell>
          <table:table-cell office:value-type="float" office:value="8471" calcext:value-type="float">
            <text:p>8471</text:p>
          </table:table-cell>
          <table:table-cell table:style-name="ce8" office:value-type="float" office:value="0.0843670368195" calcext:value-type="float">
            <text:p>0,084</text:p>
          </table:table-cell>
          <table:table-cell table:formula="of:=(([.F6]-[.C6])/[.F6])" office:value-type="percentage" office:value="0.0739040122444517" calcext:value-type="percentage">
            <text:p>7,39 %</text:p>
          </table:table-cell>
          <table:table-cell office:value-type="float" office:value="9147" calcext:value-type="float">
            <text:p>914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200_1000</text:p>
          </table:table-cell>
          <table:table-cell office:value-type="float" office:value="11188" calcext:value-type="float">
            <text:p>11188</text:p>
          </table:table-cell>
          <table:table-cell table:style-name="ce8" office:value-type="float" office:value="0.253962993622" calcext:value-type="float">
            <text:p>0,254</text:p>
          </table:table-cell>
          <table:table-cell table:formula="of:=(([.F7]-[.C7])/[.F7])" office:value-type="percentage" office:value="0.00444919024737498" calcext:value-type="percentage">
            <text:p>0,44 %</text:p>
          </table:table-cell>
          <table:table-cell office:value-type="float" office:value="11238" calcext:value-type="float">
            <text:p>11238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_1000</text:p>
          </table:table-cell>
          <table:table-cell office:value-type="float" office:value="27770" calcext:value-type="float">
            <text:p>27770</text:p>
          </table:table-cell>
          <table:table-cell table:style-name="ce8" office:value-type="float" office:value="2.05589604378" calcext:value-type="float">
            <text:p>2,056</text:p>
          </table:table-cell>
          <table:table-cell table:formula="of:=(([.F8]-[.C8])/[.F8])" office:value-type="percentage" office:value="0.0376685033094223" calcext:value-type="percentage">
            <text:p>3,77 %</text:p>
          </table:table-cell>
          <table:table-cell office:value-type="float" office:value="28857" calcext:value-type="float">
            <text:p>2885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1000_1000</text:p>
          </table:table-cell>
          <table:table-cell office:value-type="float" office:value="51515" calcext:value-type="float">
            <text:p>51515</text:p>
          </table:table-cell>
          <table:table-cell office:value-type="float" office:value="11.043" calcext:value-type="float">
            <text:p>11,04</text:p>
          </table:table-cell>
          <table:table-cell table:formula="of:=(([.F9]-[.C9])/[.F9])" office:value-type="percentage" office:value="0.054822670311726" calcext:value-type="percentage">
            <text:p>5,48 %</text:p>
          </table:table-cell>
          <table:table-cell office:value-type="float" office:value="54503" calcext:value-type="float">
            <text:p>54503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2000_1000</text:p>
          </table:table-cell>
          <table:table-cell office:value-type="float" office:value="100594" calcext:value-type="float">
            <text:p>100594</text:p>
          </table:table-cell>
          <table:table-cell office:value-type="float" office:value="66.0735418797" calcext:value-type="float">
            <text:p>66,07</text:p>
          </table:table-cell>
          <table:table-cell table:formula="of:=(([.F10]-[.C10])/[.F10])" office:value-type="percentage" office:value="0.0906757062146893" calcext:value-type="percentage">
            <text:p>9,07 %</text:p>
          </table:table-cell>
          <table:table-cell office:value-type="float" office:value="110625" calcext:value-type="float">
            <text:p>110625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0_1000</text:p>
          </table:table-cell>
          <table:table-cell office:value-type="float" office:value="258536" calcext:value-type="float">
            <text:p>258536</text:p>
          </table:table-cell>
          <table:table-cell office:value-type="float" office:value="1205.58602786" calcext:value-type="float">
            <text:p>1.205,59</text:p>
          </table:table-cell>
          <table:table-cell table:formula="of:=(([.F11]-[.C11])/[.F11])" office:value-type="percentage" office:value="0.0648238243198761" calcext:value-type="percentage">
            <text:p>6,48 %</text:p>
          </table:table-cell>
          <table:table-cell office:value-type="float" office:value="276457" calcext:value-type="float">
            <text:p>276457</text:p>
          </table:table-cell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517203" calcext:value-type="float">
            <text:p>517203</text:p>
          </table:table-cell>
          <table:table-cell table:style-name="ce8" office:value-type="float" office:value="9039.30480194" calcext:value-type="float">
            <text:p>9.039,305</text:p>
          </table:table-cell>
          <table:table-cell table:formula="of:=(([.F12]-[.C12])/[.F12])" office:value-type="percentage" office:value="0.082399090210717" calcext:value-type="percentage">
            <text:p>8,24 %</text:p>
          </table:table-cell>
          <table:table-cell table:style-name="ce5" office:value-type="float" office:value="563647" calcext:value-type="float">
            <text:p>563647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2"/>
          <table:table-cell table:style-name="ce11"/>
          <table:table-cell table:number-columns-repeated="2"/>
          <table:table-cell table:style-name="ce13" office:value-type="string" calcext:value-type="string">
            <text:p>Weakly correlated instances file</text:p>
          </table:table-cell>
          <table:table-cell table:style-name="ce2" office:value-type="string" calcext:value-type="string">
            <text:p>\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_1000_1</text:p>
          </table:table-cell>
          <table:table-cell office:value-type="float" office:value="1501" calcext:value-type="float">
            <text:p>1501</text:p>
          </table:table-cell>
          <table:table-cell table:style-name="ce8" office:value-type="float" office:value="0.0667259693146" calcext:value-type="float">
            <text:p>0,067</text:p>
          </table:table-cell>
          <table:table-cell table:formula="of:=(([.F14]-[.C14])/[.F14])" office:value-type="percentage" office:value="0.00858652575957728" calcext:value-type="percentage">
            <text:p>0,86 %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200_1000_1</text:p>
          </table:table-cell>
          <table:table-cell office:value-type="float" office:value="1561" calcext:value-type="float">
            <text:p>1561</text:p>
          </table:table-cell>
          <table:table-cell table:style-name="ce8" office:value-type="float" office:value="0.225036859512" calcext:value-type="float">
            <text:p>0,225</text:p>
          </table:table-cell>
          <table:table-cell table:formula="of:=(([.F15]-[.C15])/[.F15])" office:value-type="percentage" office:value="0.0446756425948592" calcext:value-type="percentage">
            <text:p>4,47 %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500_1000_1</text:p>
          </table:table-cell>
          <table:table-cell office:value-type="float" office:value="4210" calcext:value-type="float">
            <text:p>4210</text:p>
          </table:table-cell>
          <table:table-cell table:style-name="ce8" office:value-type="float" office:value="1.74117612839" calcext:value-type="float">
            <text:p>1,741</text:p>
          </table:table-cell>
          <table:table-cell table:formula="of:=(([.F16]-[.C16])/[.F16])" office:value-type="percentage" office:value="0.0779675865089794" calcext:value-type="percentage">
            <text:p>7,80 %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0_1000_1</text:p>
          </table:table-cell>
          <table:table-cell office:value-type="float" office:value="8228" calcext:value-type="float">
            <text:p>8228</text:p>
          </table:table-cell>
          <table:table-cell office:value-type="float" office:value="8.84392404556" calcext:value-type="float">
            <text:p>8,84</text:p>
          </table:table-cell>
          <table:table-cell table:formula="of:=(([.F17]-[.C17])/[.F17])" office:value-type="percentage" office:value="0.0910296067167477" calcext:value-type="percentage">
            <text:p>9,10 %</text:p>
          </table:table-cell>
          <table:table-cell office:value-type="float" office:value="9052" calcext:value-type="float">
            <text:p>9052</text:p>
          </table:table-cell>
          <table:table-cell/>
          <table:table-cell table:style-name="ce14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2000_1000_1</text:p>
          </table:table-cell>
          <table:table-cell office:value-type="float" office:value="16033" calcext:value-type="float">
            <text:p>16033</text:p>
          </table:table-cell>
          <table:table-cell office:value-type="float" office:value="48.764952898" calcext:value-type="float">
            <text:p>48,76</text:p>
          </table:table-cell>
          <table:table-cell table:formula="of:=(([.F18]-[.C18])/[.F18])" office:value-type="percentage" office:value="0.111794360423245" calcext:value-type="percentage">
            <text:p>11,18 %</text:p>
          </table:table-cell>
          <table:table-cell office:value-type="float" office:value="18051" calcext:value-type="float">
            <text:p>18051</text:p>
          </table:table-cell>
          <table:table-cell/>
          <table:table-cell table:style-name="ce14"/>
          <table:table-cell table:style-name="ce3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apPI_2_5000_1000_1</text:p>
          </table:table-cell>
          <table:table-cell office:value-type="float" office:value="38939" calcext:value-type="float">
            <text:p>38939</text:p>
          </table:table-cell>
          <table:table-cell office:value-type="float" office:value="549.238553047" calcext:value-type="float">
            <text:p>549,24</text:p>
          </table:table-cell>
          <table:table-cell table:formula="of:=(([.F19]-[.C19])/[.F19])" office:value-type="percentage" office:value="0.122125529804311" calcext:value-type="percentage">
            <text:p>12,21 %</text:p>
          </table:table-cell>
          <table:table-cell office:value-type="float" office:value="44356" calcext:value-type="float">
            <text:p>44356</text:p>
          </table:table-cell>
          <table:table-cell/>
          <table:table-cell table:style-name="ce14"/>
          <table:table-cell/>
          <table:table-cell table:style-name="ce15"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2_10000_1000_1</text:p>
          </table:table-cell>
          <table:table-cell office:value-type="float" office:value="77089" calcext:value-type="float">
            <text:p>77089</text:p>
          </table:table-cell>
          <table:table-cell office:value-type="float" office:value="4436.31414509" calcext:value-type="float">
            <text:p>4.436,31</text:p>
          </table:table-cell>
          <table:table-cell table:formula="of:=(([.F20]-[.C20])/[.F20])" office:value-type="percentage" office:value="0.145392665513724" calcext:value-type="percentage">
            <text:p>14,54 %</text:p>
          </table:table-cell>
          <table:table-cell office:value-type="float" office:value="90204" calcext:value-type="float">
            <text:p>90204</text:p>
          </table:table-cell>
          <table:table-cell/>
          <table:table-cell table:style-name="ce14"/>
          <table:table-cell/>
          <table:table-cell table:style-name="ce15"/>
          <table:table-cell table:style-name="ce16"/>
          <table:table-cell table:number-columns-repeated="3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style-name="ce11"/>
          <table:table-cell table:number-columns-repeated="2"/>
          <table:table-cell table:style-name="ce13" office:value-type="string" calcext:value-type="string">
            <text:p>Strongly correlated instances file</text:p>
          </table:table-cell>
          <table:table-cell office:value-type="string" calcext:value-type="string">
            <text:p>\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3_100_1000_1</text:p>
          </table:table-cell>
          <table:table-cell office:value-type="float" office:value="2205" calcext:value-type="float">
            <text:p>2205</text:p>
          </table:table-cell>
          <table:table-cell table:style-name="ce8" office:value-type="float" office:value="0.086972951889" calcext:value-type="float">
            <text:p>0,087</text:p>
          </table:table-cell>
          <table:table-cell table:formula="of:=(([.F22]-[.C22])/[.F22])" office:value-type="percentage" office:value="0.0801001251564456" calcext:value-type="percentage">
            <text:p>8,01 %</text:p>
          </table:table-cell>
          <table:table-cell office:value-type="float" office:value="2397" calcext:value-type="float">
            <text:p>23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_1000_1</text:p>
          </table:table-cell>
          <table:table-cell office:value-type="float" office:value="2390" calcext:value-type="float">
            <text:p>2390</text:p>
          </table:table-cell>
          <table:table-cell table:style-name="ce8" office:value-type="float" office:value="0.27844786644" calcext:value-type="float">
            <text:p>0,278</text:p>
          </table:table-cell>
          <table:table-cell table:formula="of:=(([.F23]-[.C23])/[.F23])" office:value-type="percentage" office:value="0.113830181683352" calcext:value-type="percentage">
            <text:p>11,38 %</text:p>
          </table:table-cell>
          <table:table-cell office:value-type="float" office:value="2697" calcext:value-type="float">
            <text:p>26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_1000_1</text:p>
          </table:table-cell>
          <table:table-cell office:value-type="float" office:value="6684" calcext:value-type="float">
            <text:p>6684</text:p>
          </table:table-cell>
          <table:table-cell table:style-name="ce8" office:value-type="float" office:value="2.3222258091" calcext:value-type="float">
            <text:p>2,322</text:p>
          </table:table-cell>
          <table:table-cell table:formula="of:=(([.F24]-[.C24])/[.F24])" office:value-type="percentage" office:value="0.060840241674863" calcext:value-type="percentage">
            <text:p>6,08 %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_1000_1</text:p>
          </table:table-cell>
          <table:table-cell office:value-type="float" office:value="13247" calcext:value-type="float">
            <text:p>13247</text:p>
          </table:table-cell>
          <table:table-cell office:value-type="float" office:value="12.0041191578" calcext:value-type="float">
            <text:p>12,00</text:p>
          </table:table-cell>
          <table:table-cell table:formula="of:=(([.F25]-[.C25])/[.F25])" office:value-type="percentage" office:value="0.0794301598332175" calcext:value-type="percentage">
            <text:p>7,94 %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0_1000_1</text:p>
          </table:table-cell>
          <table:table-cell office:value-type="float" office:value="26747" calcext:value-type="float">
            <text:p>26747</text:p>
          </table:table-cell>
          <table:table-cell office:value-type="float" office:value="83.4312670231" calcext:value-type="float">
            <text:p>83,43</text:p>
          </table:table-cell>
          <table:table-cell table:formula="of:=(([.F26]-[.C26])/[.F26])" office:value-type="percentage" office:value="0.0751063314775753" calcext:value-type="percentage">
            <text:p>7,51 %</text:p>
          </table:table-cell>
          <table:table-cell office:value-type="float" office:value="28919" calcext:value-type="float">
            <text:p>28919</text:p>
          </table:table-cell>
          <table:table-cell table:number-columns-repeated="7"/>
          <table:table-cell table:style-name="ce8"/>
        </table:table-row>
        <table:table-row table:style-name="ro1">
          <table:table-cell/>
          <table:table-cell office:value-type="string" calcext:value-type="string">
            <text:p>knapPI_3_5000_1000_1</text:p>
          </table:table-cell>
          <table:table-cell office:value-type="float" office:value="30904" calcext:value-type="float">
            <text:p>30904</text:p>
          </table:table-cell>
          <table:table-cell office:value-type="float" office:value="300.749711037" calcext:value-type="float">
            <text:p>300,75</text:p>
          </table:table-cell>
          <table:table-cell table:formula="of:=(([.F27]-[.C27])/[.F27])" office:value-type="percentage" office:value="0.573767326391283" calcext:value-type="percentage">
            <text:p>57,38 %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0_1000_1</text:p>
          </table:table-cell>
          <table:table-cell office:value-type="float" office:value="60818" calcext:value-type="float">
            <text:p>60818</text:p>
          </table:table-cell>
          <table:table-cell office:value-type="float" office:value="1068.46974301" calcext:value-type="float">
            <text:p>1.068,47</text:p>
          </table:table-cell>
          <table:table-cell table:formula="of:=(([.F28]-[.C28])/[.F28])" office:value-type="percentage" office:value="0.586044010645322" calcext:value-type="percentage">
            <text:p>58,60 %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2" table:number-columns-repeated="2"/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Probelmas pequeño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Ite: 4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Primer Vecino</text:p>
          </table:table-cell>
          <table:covered-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</table:table-row>
        <table:table-row table:style-name="ro4">
          <table:table-cell/>
          <table:table-cell office:value-type="string" calcext:value-type="string">
            <text:p>f1_l-d_kp_10_269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0.00418496131897" calcext:value-type="float">
            <text:p>0,0042</text:p>
          </table:table-cell>
          <table:table-cell table:formula="of:=(([.G6]-[.C6])/[.G6])" office:value-type="percentage" office:value="0.11864406779661" calcext:value-type="percentage">
            <text:p>11,86 %</text:p>
          </table:table-cell>
          <table:table-cell office:value-type="float" office:value="295" calcext:value-type="float">
            <text:p>295</text:p>
          </table:table-cell>
        </table:table-row>
        <table:table-row table:style-name="ro4">
          <table:table-cell/>
          <table:table-cell office:value-type="string" calcext:value-type="string">
            <text:p>f2_l-d_kp_20_878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0413000583649" calcext:value-type="float">
            <text:p>0,0413</text:p>
          </table:table-cell>
          <table:table-cell table:formula="of:=(([.G7]-[.C7])/[.G7])" office:value-type="percentage" office:value="0" calcext:value-type="percentage">
            <text:p>0,00 %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/>
          <table:table-cell office:value-type="string" calcext:value-type="string">
            <text:p>f3_l-d_kp_4_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00152206420898" calcext:value-type="float">
            <text:p>0,0015</text:p>
          </table:table-cell>
          <table:table-cell table:formula="of:=(([.G8]-[.C8])/[.G8])" office:value-type="percentage" office:value="0" calcext:value-type="percentage">
            <text:p>0,00 %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/>
          <table:table-cell office:value-type="string" calcext:value-type="string">
            <text:p>f4_l-d_kp_4_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835180282593" calcext:value-type="float">
            <text:p>0,0008</text:p>
          </table:table-cell>
          <table:table-cell table:formula="of:=(([.G9]-[.C9])/[.G9])" office:value-type="percentage" office:value="0.304347826086957" calcext:value-type="percentage">
            <text:p>30,43 %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/>
          <table:table-cell office:value-type="string" calcext:value-type="string">
            <text:p>f6_l-d_kp_10_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00601601600647" calcext:value-type="float">
            <text:p>0,0060</text:p>
          </table:table-cell>
          <table:table-cell table:formula="of:=(([.G10]-[.C10])/[.G10])" office:value-type="percentage" office:value="0" calcext:value-type="percentage">
            <text:p>0,00 %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/>
          <table:table-cell office:value-type="string" calcext:value-type="string">
            <text:p>f7_l-d_kp_7_5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.00216889381409" calcext:value-type="float">
            <text:p>0,0022</text:p>
          </table:table-cell>
          <table:table-cell table:formula="of:=(([.G11]-[.C11])/[.G11])" office:value-type="percentage" office:value="0.0467289719626168" calcext:value-type="percentage">
            <text:p>4,67 %</text:p>
          </table:table-cell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string" calcext:value-type="string">
            <text:p>f8_l-d_kp_23_10000</text:p>
          </table:table-cell>
          <table:table-cell office:value-type="float" office:value="9763" calcext:value-type="float">
            <text:p>9763</text:p>
          </table:table-cell>
          <table:table-cell office:value-type="float" office:value="8" calcext:value-type="float">
            <text:p>8</text:p>
          </table:table-cell>
          <table:table-cell office:value-type="float" office:value="0.0211610794067" calcext:value-type="float">
            <text:p>0,0212</text:p>
          </table:table-cell>
          <table:table-cell table:formula="of:=(([.G12]-[.C12])/[.G12])" office:value-type="percentage" office:value="0.000409542336439029" calcext:value-type="percentage">
            <text:p>0,04 %</text:p>
          </table:table-cell>
          <table:table-cell office:value-type="float" office:value="9767" calcext:value-type="float">
            <text:p>9767</text:p>
          </table:table-cell>
        </table:table-row>
        <table:table-row table:style-name="ro4">
          <table:table-cell/>
          <table:table-cell office:value-type="string" calcext:value-type="string">
            <text:p>f9_l-d_kp_5_8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.00230407714844" calcext:value-type="float">
            <text:p>0,0023</text:p>
          </table:table-cell>
          <table:table-cell table:formula="of:=(([.G13]-[.C13])/[.G13])" office:value-type="percentage" office:value="0" calcext:value-type="percentage">
            <text:p>0,00 %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/>
          <table:table-cell office:value-type="string" calcext:value-type="string">
            <text:p>f10_l-d_kp_20_879</text:p>
          </table:table-cell>
          <table:table-cell office:value-type="float" office:value="985" calcext:value-type="float">
            <text:p>985</text:p>
          </table:table-cell>
          <table:table-cell office:value-type="float" office:value="16" calcext:value-type="float">
            <text:p>16</text:p>
          </table:table-cell>
          <table:table-cell office:value-type="float" office:value="0.0407829284668" calcext:value-type="float">
            <text:p>0,0408</text:p>
          </table:table-cell>
          <table:table-cell table:formula="of:=(([.G14]-[.C14])/[.G14])" office:value-type="percentage" office:value="0.0390243902439024" calcext:value-type="percentage">
            <text:p>3,90 %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style-name="ce17"/>
          <table:table-cell/>
        </table:table-row>
        <table:table-row table:style-name="ro3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Mejor Vecino</text:p>
          </table:table-cell>
          <table:covered-table-cell/>
          <table:table-cell table:style-name="Default"/>
          <table:table-cell table:style-name="ce17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17"/>
          <table:table-cell/>
        </table:table-row>
        <table:table-row table:style-name="ro1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</table:table-row>
        <table:table-row table:style-name="ro4">
          <table:table-cell/>
          <table:table-cell office:value-type="string" calcext:value-type="string">
            <text:p>f1_l-d_kp_10_269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0.0128059387207" calcext:value-type="float">
            <text:p>0,0128</text:p>
          </table:table-cell>
          <table:table-cell table:formula="of:=(([.G20]-[.C20])/[.G20])" office:value-type="percentage" office:value="0.00338983050847458" calcext:value-type="percentage">
            <text:p>0,34 %</text:p>
          </table:table-cell>
          <table:table-cell office:value-type="float" office:value="295" calcext:value-type="float">
            <text:p>295</text:p>
          </table:table-cell>
        </table:table-row>
        <table:table-row table:style-name="ro4">
          <table:table-cell/>
          <table:table-cell office:value-type="string" calcext:value-type="string">
            <text:p>f2_l-d_kp_20_878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0830960273743" calcext:value-type="float">
            <text:p>0,0831</text:p>
          </table:table-cell>
          <table:table-cell table:formula="of:=(([.G21]-[.C21])/[.G21])" office:value-type="percentage" office:value="0" calcext:value-type="percentage">
            <text:p>0,00 %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/>
          <table:table-cell office:value-type="string" calcext:value-type="string">
            <text:p>f3_l-d_kp_4_2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00156188011169" calcext:value-type="float">
            <text:p>0,0016</text:p>
          </table:table-cell>
          <table:table-cell table:formula="of:=(([.G22]-[.C22])/[.G22])" office:value-type="percentage" office:value="0.2" calcext:value-type="percentage">
            <text:p>20,00 %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/>
          <table:table-cell office:value-type="string" calcext:value-type="string">
            <text:p>f4_l-d_kp_4_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00136613845825" calcext:value-type="float">
            <text:p>0,0014</text:p>
          </table:table-cell>
          <table:table-cell table:formula="of:=(([.G23]-[.C23])/[.G23])" office:value-type="percentage" office:value="0.173913043478261" calcext:value-type="percentage">
            <text:p>17,39 %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/>
          <table:table-cell office:value-type="string" calcext:value-type="string">
            <text:p>f6_l-d_kp_10_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00743198394775" calcext:value-type="float">
            <text:p>0,0074</text:p>
          </table:table-cell>
          <table:table-cell table:formula="of:=(([.G24]-[.C24])/[.G24])" office:value-type="percentage" office:value="0" calcext:value-type="percentage">
            <text:p>0,00 %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/>
          <table:table-cell office:value-type="string" calcext:value-type="string">
            <text:p>f7_l-d_kp_7_5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.00341701507568" calcext:value-type="float">
            <text:p>0,0034</text:p>
          </table:table-cell>
          <table:table-cell table:formula="of:=(([.G25]-[.C25])/[.G25])" office:value-type="percentage" office:value="0.0467289719626168" calcext:value-type="percentage">
            <text:p>4,67 %</text:p>
          </table:table-cell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string" calcext:value-type="string">
            <text:p>f8_l-d_kp_23_10000</text:p>
          </table:table-cell>
          <table:table-cell office:value-type="float" office:value="9767" calcext:value-type="float">
            <text:p>9767</text:p>
          </table:table-cell>
          <table:table-cell office:value-type="float" office:value="8" calcext:value-type="float">
            <text:p>8</text:p>
          </table:table-cell>
          <table:table-cell office:value-type="float" office:value="0.0619711875916" calcext:value-type="float">
            <text:p>0,0620</text:p>
          </table:table-cell>
          <table:table-cell table:formula="of:=(([.G26]-[.C26])/[.G26])" office:value-type="percentage" office:value="0" calcext:value-type="percentage">
            <text:p>0,00 %</text:p>
          </table:table-cell>
          <table:table-cell office:value-type="float" office:value="9767" calcext:value-type="float">
            <text:p>9767</text:p>
          </table:table-cell>
        </table:table-row>
        <table:table-row table:style-name="ro4">
          <table:table-cell/>
          <table:table-cell office:value-type="string" calcext:value-type="string">
            <text:p>f9_l-d_kp_5_8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.00256705284119" calcext:value-type="float">
            <text:p>0,0026</text:p>
          </table:table-cell>
          <table:table-cell table:formula="of:=(([.G27]-[.C27])/[.G27])" office:value-type="percentage" office:value="0" calcext:value-type="percentage">
            <text:p>0,00 %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/>
          <table:table-cell office:value-type="string" calcext:value-type="string">
            <text:p>f10_l-d_kp_20_879</text:p>
          </table:table-cell>
          <table:table-cell office:value-type="float" office:value="1025" calcext:value-type="float">
            <text:p>1025</text:p>
          </table:table-cell>
          <table:table-cell office:value-type="float" office:value="14" calcext:value-type="float">
            <text:p>14</text:p>
          </table:table-cell>
          <table:table-cell office:value-type="float" office:value="0.0825750827789" calcext:value-type="float">
            <text:p>0,0826</text:p>
          </table:table-cell>
          <table:table-cell table:formula="of:=(([.G28]-[.C28])/[.G28])" office:value-type="percentage" office:value="0" calcext:value-type="percentage">
            <text:p>0,00 %</text:p>
          </table:table-cell>
          <table:table-cell office:value-type="float" office:value="1025" calcext:value-type="float">
            <text:p>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5" loext:min-decimal-places="5" number:min-integer-digits="1" number:grouping="true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 style:data-style-name="N2" text:time-value="17:59:58.0224015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16:48.533324110</meta:creation-date>
    <dc:date>2017-12-02T18:44:31.925405577</dc:date>
    <meta:editing-duration>PT37M49S</meta:editing-duration>
    <meta:editing-cycles>7</meta:editing-cycles>
    <meta:generator>LibreOffice/5.4.3.2$Linux_X86_64 LibreOffice_project/40m0$Build-2</meta:generator>
    <meta:document-statistic meta:table-count="2" meta:cell-count="241" meta:object-count="0"/>
  </office:meta>
</office:document-meta>
</file>